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745cm" table:align="left"/>
    </style:style>
    <style:style style:name="Table1.A" style:family="table-column">
      <style:table-column-properties style:column-width="1.506cm"/>
    </style:style>
    <style:style style:name="Table1.B" style:family="table-column">
      <style:table-column-properties style:column-width="4.2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59cm" table:align="left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3.53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officeooo:rsid="0002ccc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📘 Guia Básico de Git e GitHub (Debian 13)</text:h>
      <text:p text:style-name="Horizontal_20_Line"/>
      <text:h text:style-name="Heading_20_1" text:outline-level="1">1️ - Conceito Simples</text:h>
      <text:p text:style-name="Text_20_body"><text:span text:style-name="Strong_20_Emphasis">Git</text:span> é um sistema de controle de versão.</text:p>
      <text:p text:style-name="Text_20_body">Ele serve para:</text:p>
      <text:list text:style-name="L1">
        <text:list-item>
          <text:p text:style-name="P1">acompanhar mudanças em arquivos</text:p>
        </text:list-item>
        <text:list-item>
          <text:p text:style-name="P1">salvar versões do projeto</text:p>
        </text:list-item>
        <text:list-item>
          <text:p text:style-name="P1">trabalhar em equipe</text:p>
        </text:list-item>
      </text:list>
      <text:p text:style-name="Text_20_body"><text:span text:style-name="Strong_20_Emphasis">GitHub</text:span> é um site que armazena repositórios Git na internet.</text:p>
      <text:p text:style-name="Text_20_body">Resumo:</text:p>
      <text:p text:style-name="Preformatted_20_Text"><text:span text:style-name="Source_20_Text">Git → controla versões</text:span></text:p>
      <text:p text:style-name="P2"><text:span text:style-name="Source_20_Text">GitHub → hospeda os projetos</text:span></text:p>
      <text:p text:style-name="Horizontal_20_Line"/>
      <text:h text:style-name="Heading_20_1" text:outline-level="1">2️ - Como funciona no Linux (Visão Geral)</text:h>
      <text:p text:style-name="Text_20_body">O fluxo básico do Git é:</text:p>
      <text:p text:style-name="Preformatted_20_Text"><text:span text:style-name="Source_20_Text">editar arquivos</text:span></text:p>
      <text:p text:style-name="Preformatted_20_Text"><text:span text:style-name="Source_20_Text">↓</text:span></text:p>
      <text:p text:style-name="Preformatted_20_Text"><text:span text:style-name="Source_20_Text">git add</text:span></text:p>
      <text:p text:style-name="Preformatted_20_Text"><text:span text:style-name="Source_20_Text">↓</text:span></text:p>
      <text:p text:style-name="Preformatted_20_Text"><text:span text:style-name="Source_20_Text">git commit</text:span></text:p>
      <text:p text:style-name="Preformatted_20_Text"><text:span text:style-name="Source_20_Text">↓</text:span></text:p>
      <text:p text:style-name="P2"><text:span text:style-name="Source_20_Text">git push</text:span></text:p>
      <text:p text:style-name="Text_20_body">Explicação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tapa</text:p>
            </table:table-cell>
            <table:table-cell table:style-name="Table1.A1" office:value-type="string">
              <text:p text:style-name="Table_20_Heading">Função</text:p>
            </table:table-cell>
          </table:table-row>
        </table:table-header-rows>
        <table:table-row>
          <table:table-cell table:style-name="Table1.A1" office:value-type="string">
            <text:p text:style-name="Table_20_Contents">editar</text:p>
          </table:table-cell>
          <table:table-cell table:style-name="Table1.A1" office:value-type="string">
            <text:p text:style-name="Table_20_Contents">você modifica arquivos</text:p>
          </table:table-cell>
        </table:table-row>
        <table:table-row>
          <table:table-cell table:style-name="Table1.A1" office:value-type="string">
            <text:p text:style-name="Table_20_Contents">add</text:p>
          </table:table-cell>
          <table:table-cell table:style-name="Table1.A1" office:value-type="string">
            <text:p text:style-name="Table_20_Contents">Git prepara os arquivos</text:p>
          </table:table-cell>
        </table:table-row>
        <table:table-row>
          <table:table-cell table:style-name="Table1.A1" office:value-type="string">
            <text:p text:style-name="Table_20_Contents">commit</text:p>
          </table:table-cell>
          <table:table-cell table:style-name="Table1.A1" office:value-type="string">
            <text:p text:style-name="Table_20_Contents">salva a versão</text:p>
          </table:table-cell>
        </table:table-row>
        <table:table-row>
          <table:table-cell table:style-name="Table1.A1" office:value-type="string">
            <text:p text:style-name="Table_20_Contents">push</text:p>
          </table:table-cell>
          <table:table-cell table:style-name="Table1.A1" office:value-type="string">
            <text:p text:style-name="Table_20_Contents">envia para GitHub</text:p>
          </table:table-cell>
        </table:table-row>
      </table:table>
      <text:p text:style-name="Horizontal_20_Line"/>
      <text:h text:style-name="Heading_20_1" text:outline-level="1">3️ - Como funciona no Debian 13 (Xfce)</text:h>
      <text:p text:style-name="Text_20_body">No Debian usamos o <text:span text:style-name="Strong_20_Emphasis">APT</text:span> para instalar o Git.</text:p>
      <text:p text:style-name="Text_20_body"><text:soft-page-break/>O terminal usado é o <text:span text:style-name="Strong_20_Emphasis">Bash</text:span>.</text:p>
      <text:p text:style-name="Text_20_body">Estrutura típica de projetos:</text:p>
      <text:p text:style-name="Preformatted_20_Text"><text:span text:style-name="Source_20_Text">~/GitHub_Faculdade/</text:span></text:p>
      <text:p text:style-name="Preformatted_20_Text"><text:span text:style-name="Source_20_Text"><text:s text:c="4"/>projeto1/</text:span></text:p>
      <text:p text:style-name="P2"><text:span text:style-name="Source_20_Text"><text:s text:c="4"/>projeto2/</text:span></text:p>
      <text:p text:style-name="Horizontal_20_Line"/>
      <text:h text:style-name="Heading_20_1" text:outline-level="1">⚙️ 4️ - Instalação do Git</text:h>
      <text:p text:style-name="Text_20_body">Atualizar repositórios:</text:p>
      <text:p text:style-name="P2"><text:span text:style-name="Source_20_Text">sudo apt update</text:span></text:p>
      <text:p text:style-name="Text_20_body">Instalar Git:</text:p>
      <text:p text:style-name="P2"><text:span text:style-name="Source_20_Text">sudo apt install git</text:span></text:p>
      <text:p text:style-name="Text_20_body">Verificar instalação:</text:p>
      <text:p text:style-name="P2"><text:span text:style-name="Source_20_Text">git --version</text:span></text:p>
      <text:p text:style-name="Text_20_body">Exemplo de saída:</text:p>
      <text:p text:style-name="P2"><text:span text:style-name="Source_20_Text">git version 2.x.x</text:span></text:p>
      <text:p text:style-name="Horizontal_20_Line"/>
      <text:h text:style-name="Heading_20_1" text:outline-level="1">⚙️ 5️ - Configuração Inicial do Git</text:h>
      <text:p text:style-name="Text_20_body">Definir nome:</text:p>
      <text:p text:style-name="P2"><text:span text:style-name="Source_20_Text">git config --global user.name "Seu Nome"</text:span></text:p>
      <text:p text:style-name="Text_20_body">Definir email:</text:p>
      <text:p text:style-name="P2"><text:span text:style-name="Source_20_Text">git config --global user.email "seuemail@email.com"</text:span></text:p>
      <text:p text:style-name="Text_20_body">Ver todas as configurações:</text:p>
      <text:p text:style-name="P2"><text:span text:style-name="Source_20_Text">git config --list</text:span></text:p>
      <text:p text:style-name="Text_20_body">Essas informações aparecem nos <text:span text:style-name="Strong_20_Emphasis">commits</text:span>.</text:p>
      <text:p text:style-name="Horizontal_20_Line"/>
      <text:h text:style-name="Heading_20_1" text:outline-level="1">6️ - Configuração SSH (GitHub)</text:h>
      <text:p text:style-name="Text_20_body">SSH permite usar GitHub <text:span text:style-name="Strong_20_Emphasis">sem digitar senha</text:span>.</text:p>
      <text:p text:style-name="Text_20_body">Gerar chave SSH:</text:p>
      <text:p text:style-name="P2"><text:span text:style-name="Source_20_Text">ssh-keygen -t ed25519 -C "seu_email"</text:span></text:p>
      <text:p text:style-name="Text_20_body"><text:soft-page-break/>Iniciar agente SSH:</text:p>
      <text:p text:style-name="P2"><text:span text:style-name="Source_20_Text">eval "$(ssh-agent -s)"</text:span></text:p>
      <text:p text:style-name="Text_20_body">Adicionar chave:</text:p>
      <text:p text:style-name="P2"><text:span text:style-name="Source_20_Text">ssh-add ~/.ssh/id_ed25519</text:span></text:p>
      <text:p text:style-name="Text_20_body">Mostrar chave pública:</text:p>
      <text:p text:style-name="P2"><text:span text:style-name="Source_20_Text">cat ~/.ssh/id_ed25519.pub</text:span></text:p>
      <text:p text:style-name="Text_20_body">Copiar a chave e adicionar no GitHub:</text:p>
      <text:p text:style-name="P2"><text:span text:style-name="Source_20_Text">GitHub → Settings → SSH and GPG keys → New SSH Key</text:span></text:p>
      <text:p text:style-name="Text_20_body">Testar conexão:</text:p>
      <text:p text:style-name="P2"><text:span text:style-name="Source_20_Text">ssh -T git@github.com</text:span></text:p>
      <text:p text:style-name="Text_20_body">Saída esperada:</text:p>
      <text:p text:style-name="P2"><text:span text:style-name="Source_20_Text">Hi usuario! You've successfully authenticated</text:span></text:p>
      <text:p text:style-name="Horizontal_20_Line"/>
      <text:h text:style-name="Heading_20_1" text:outline-level="1">📥 <text:span text:style-name="T1">7 - </text:span>Clonar um repositório</text:h>
      <text:p text:style-name="Text_20_body">Baixar projeto do GitHub:</text:p>
      <text:p text:style-name="P2"><text:span text:style-name="Source_20_Text">git clone git@github.com:usuario/repositorio.git</text:span></text:p>
      <text:p text:style-name="Text_20_body">Entrar no projeto:</text:p>
      <text:p text:style-name="P2"><text:span text:style-name="Source_20_Text">cd repositorio</text:span></text:p>
      <text:p text:style-name="Text_20_body">Ver conexão com GitHub:</text:p>
      <text:p text:style-name="P2"><text:span text:style-name="Source_20_Text">git remote -v</text:span></text:p>
      <text:p text:style-name="Horizontal_20_Line"/>
      <text:h text:style-name="Heading_20_1" text:outline-level="1">8️ - Principais Comandos Git</text:h>
      <text:h text:style-name="Heading_20_3" text:outline-level="3">Ver status do projeto</text:h>
      <text:p text:style-name="P2"><text:span text:style-name="Source_20_Text">git status</text:span></text:p>
      <text:p text:style-name="Text_20_body">Mostra:</text:p>
      <text:list text:style-name="L2">
        <text:list-item>
          <text:p text:style-name="P3">arquivos modificados</text:p>
        </text:list-item>
        <text:list-item>
          <text:p text:style-name="P3">arquivos novos</text:p>
        </text:list-item>
        <text:list-item>
          <text:p text:style-name="P3">arquivos prontos para commit</text:p>
        </text:list-item>
      </text:list>
      <text:p text:style-name="Horizontal_20_Line"/>
      <text:h text:style-name="Heading_20_3" text:outline-level="3"><text:soft-page-break/>Adicionar arquivos ao Git</text:h>
      <text:p text:style-name="Text_20_body">Adicionar um arquivo:</text:p>
      <text:p text:style-name="P2"><text:span text:style-name="Source_20_Text">git add arquivo.txt</text:span></text:p>
      <text:p text:style-name="Text_20_body">Adicionar todos arquivos:</text:p>
      <text:p text:style-name="P2"><text:span text:style-name="Source_20_Text">git add .</text:span></text:p>
      <text:p text:style-name="Horizontal_20_Line"/>
      <text:h text:style-name="Heading_20_3" text:outline-level="3">Criar um commit</text:h>
      <text:p text:style-name="P2"><text:span text:style-name="Source_20_Text">git commit -m "mensagem do commit"</text:span></text:p>
      <text:p text:style-name="Text_20_body">Isso salva uma nova versão do projeto.</text:p>
      <text:p text:style-name="Horizontal_20_Line"/>
      <text:h text:style-name="Heading_20_3" text:outline-level="3">Enviar mudanças ao GitHub</text:h>
      <text:p text:style-name="P2"><text:span text:style-name="Source_20_Text">git push</text:span></text:p>
      <text:p text:style-name="Text_20_body">Envia commits locais para o repositório remoto.</text:p>
      <text:p text:style-name="Horizontal_20_Line"/>
      <text:h text:style-name="Heading_20_3" text:outline-level="3">Baixar atualizações do GitHub</text:h>
      <text:p text:style-name="P2"><text:span text:style-name="Source_20_Text">git pull</text:span></text:p>
      <text:p text:style-name="Text_20_body">Atualiza seu projeto com mudanças do repositório remoto.</text:p>
      <text:p text:style-name="Horizontal_20_Line"/>
      <text:h text:style-name="Heading_20_3" text:outline-level="3">Ver histórico de commits</text:h>
      <text:p text:style-name="P2"><text:span text:style-name="Source_20_Text">git log</text:span></text:p>
      <text:p text:style-name="Text_20_body">Versão simplificada:</text:p>
      <text:p text:style-name="P2"><text:span text:style-name="Source_20_Text">git log --oneline</text:span></text:p>
      <text:p text:style-name="Horizontal_20_Line"/>
      <text:h text:style-name="Heading_20_3" text:outline-level="3">Ver diferenças no código</text:h>
      <text:p text:style-name="P2"><text:span text:style-name="Source_20_Text">git diff</text:span></text:p>
      <text:p text:style-name="Text_20_body">Mostra alterações feitas nos arquivos.</text:p>
      <text:p text:style-name="Horizontal_20_Line"/>
      <text:h text:style-name="Heading_20_1" text:outline-level="1">📊 9️ - Fluxo básico do Git</text:h>
      <text:p text:style-name="Text_20_body">Fluxo usado diariamente:</text:p>
      <text:p text:style-name="Preformatted_20_Text"><text:soft-page-break/><text:span text:style-name="Source_20_Text">git status</text:span></text:p>
      <text:p text:style-name="Preformatted_20_Text"><text:span text:style-name="Source_20_Text">git add .</text:span></text:p>
      <text:p text:style-name="Preformatted_20_Text"><text:span text:style-name="Source_20_Text">git commit -m "descrição da alteração"</text:span></text:p>
      <text:p text:style-name="P2"><text:span text:style-name="Source_20_Text">git push</text:span></text:p>
      <text:p text:style-name="Horizontal_20_Line"/>
      <text:h text:style-name="Heading_20_1" text:outline-level="1">📂 Estrutura típica de um repositório</text:h>
      <text:p text:style-name="Text_20_body">Exemplo:</text:p>
      <text:p text:style-name="Preformatted_20_Text"><text:span text:style-name="Source_20_Text">projeto/</text:span></text:p>
      <text:p text:style-name="Preformatted_20_Text"><text:span text:style-name="Source_20_Text"><text:s/>├── index.html</text:span></text:p>
      <text:p text:style-name="Preformatted_20_Text"><text:span text:style-name="Source_20_Text"><text:s/>├── style.css</text:span></text:p>
      <text:p text:style-name="Preformatted_20_Text"><text:span text:style-name="Source_20_Text"><text:s/>├── script.js</text:span></text:p>
      <text:p text:style-name="P2"><text:span text:style-name="Source_20_Text"><text:s/>└── README.md</text:span></text:p>
      <text:p text:style-name="Text_20_body">Git controla todas as mudanças nesses arquivos.</text:p>
      <text:p text:style-name="Horizontal_20_Line"/>
      <text:h text:style-name="Heading_20_1" text:outline-level="1">⚠️ 1️<text:span text:style-name="T1">0 </text:span>- Arquivo oculto importante</text:h>
      <text:p text:style-name="Text_20_body">Quando você inicializa ou clona um repositório, o Git cria:</text:p>
      <text:p text:style-name="P2"><text:span text:style-name="Source_20_Text">.git</text:span></text:p>
      <text:p text:style-name="Text_20_body">Essa pasta contém:</text:p>
      <text:list text:style-name="L3">
        <text:list-item>
          <text:p text:style-name="P4">histórico de commits</text:p>
        </text:list-item>
        <text:list-item>
          <text:p text:style-name="P4">configurações do repositório</text:p>
        </text:list-item>
        <text:list-item>
          <text:p text:style-name="P4">branches</text:p>
        </text:list-item>
      </text:list>
      <text:p text:style-name="Text_20_body">Nunca edite essa pasta manualmente.</text:p>
      <text:p text:style-name="Horizontal_20_Line"/>
      <text:h text:style-name="Heading_20_1" text:outline-level="1">🎓 Resumo dos comandos essenciai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ando</text:p>
            </table:table-cell>
            <table:table-cell table:style-name="Table2.A1" office:value-type="string">
              <text:p text:style-name="Table_20_Heading">Função</text:p>
            </table:table-cell>
          </table:table-row>
        </table:table-header-rows>
        <table:table-row>
          <table:table-cell table:style-name="Table2.A1" office:value-type="string">
            <text:p text:style-name="Table_20_Contents">git clone</text:p>
          </table:table-cell>
          <table:table-cell table:style-name="Table2.A1" office:value-type="string">
            <text:p text:style-name="Table_20_Contents">baixar repositório</text:p>
          </table:table-cell>
        </table:table-row>
        <table:table-row>
          <table:table-cell table:style-name="Table2.A1" office:value-type="string">
            <text:p text:style-name="Table_20_Contents">git status</text:p>
          </table:table-cell>
          <table:table-cell table:style-name="Table2.A1" office:value-type="string">
            <text:p text:style-name="Table_20_Contents">ver mudanças</text:p>
          </table:table-cell>
        </table:table-row>
        <table:table-row>
          <table:table-cell table:style-name="Table2.A1" office:value-type="string">
            <text:p text:style-name="Table_20_Contents">git add</text:p>
          </table:table-cell>
          <table:table-cell table:style-name="Table2.A1" office:value-type="string">
            <text:p text:style-name="Table_20_Contents">preparar arquivos</text:p>
          </table:table-cell>
        </table:table-row>
        <table:table-row>
          <table:table-cell table:style-name="Table2.A1" office:value-type="string">
            <text:p text:style-name="Table_20_Contents">git commit</text:p>
          </table:table-cell>
          <table:table-cell table:style-name="Table2.A1" office:value-type="string">
            <text:p text:style-name="Table_20_Contents">salvar versão</text:p>
          </table:table-cell>
        </table:table-row>
        <table:table-row>
          <table:table-cell table:style-name="Table2.A1" office:value-type="string">
            <text:p text:style-name="Table_20_Contents">git push</text:p>
          </table:table-cell>
          <table:table-cell table:style-name="Table2.A1" office:value-type="string">
            <text:p text:style-name="Table_20_Contents">enviar para GitHub</text:p>
          </table:table-cell>
        </table:table-row>
        <table:table-row>
          <table:table-cell table:style-name="Table2.A1" office:value-type="string">
            <text:p text:style-name="Table_20_Contents">git pull</text:p>
          </table:table-cell>
          <table:table-cell table:style-name="Table2.A1" office:value-type="string">
            <text:p text:style-name="Table_20_Contents">atualizar projeto</text:p>
          </table:table-cell>
        </table:table-row>
        <table:table-row>
          <table:table-cell table:style-name="Table2.A1" office:value-type="string">
            <text:p text:style-name="Table_20_Contents">git log</text:p>
          </table:table-cell>
          <table:table-cell table:style-name="Table2.A1" office:value-type="string">
            <text:p text:style-name="Table_20_Contents">ver histórico</text:p>
          </table:table-cell>
        </table:table-row>
      </table:table>
      <text:p text:style-name="Horizontal_20_Line"/>
      <text:p text:style-name="Text_20_body">✅ Com isso você já consegue:</text:p>
      <text:list text:style-name="L4">
        <text:list-item>
          <text:p text:style-name="P5"><text:soft-page-break/>configurar Git</text:p>
        </text:list-item>
        <text:list-item>
          <text:p text:style-name="P5">conectar com GitHub</text:p>
        </text:list-item>
        <text:list-item>
          <text:p text:style-name="P5">usar SSH</text:p>
        </text:list-item>
        <text:list-item>
          <text:p text:style-name="P5">trabalhar com commits</text:p>
        </text:list-item>
        <text:list-item>
          <text:p text:style-name="P5">enviar projetos para a nuvem</text:p>
        </text:list-item>
      </text:list>
      <text:p text:style-name="Horizontal_20_Line"/>
      <text:p text:style-name="Text_20_body">💡 Se quiser, posso montar também uma <text:span text:style-name="Strong_20_Emphasis">versão mais profissional dessa documentação</text:span>, usada em projetos reais, com:</text:p>
      <text:list text:style-name="L5">
        <text:list-item>
          <text:p text:style-name="P6"><text:span text:style-name="Source_20_Text">.gitignore</text:span></text:p>
        </text:list-item>
        <text:list-item>
          <text:p text:style-name="P6"><text:span text:style-name="Source_20_Text">README.md</text:span></text:p>
        </text:list-item>
        <text:list-item>
          <text:p text:style-name="P6">padrão de commits</text:p>
        </text:list-item>
        <text:list-item>
          <text:p text:style-name="P6">organização de repositóri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0:18:19.325718539</meta:creation-date>
    <dc:date>2026-03-16T10:21:52.656141224</dc:date>
    <meta:editing-duration>PT3M35S</meta:editing-duration>
    <meta:editing-cycles>1</meta:editing-cycles>
    <meta:document-statistic meta:table-count="2" meta:image-count="0" meta:object-count="0" meta:page-count="6" meta:paragraph-count="156" meta:word-count="566" meta:character-count="3329" meta:non-whitespace-character-count="2930"/>
    <meta:generator>LibreOffice/25.2.3.2$Linux_X86_64 LibreOffice_project/520$Build-2</meta:generator>
  </office:meta>
</office:document-meta>
</file>